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ep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diff value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/>
          <table:table-cell table:formula="of:=[.C4]-[.B4]" office:value-type="float" office:value="11000" calcext:value-type="float">
            <text:p>11000</text:p>
          </table:table-cell>
          <table:table-cell table:formula="of:=[.B7]/[.D4]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epeat</text:p>
          </table:table-cell>
          <table:table-cell office:value-type="string" calcext:value-type="string">
            <text:p>all values sent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10]*[.C7]" office:value-type="float" office:value="6600" calcext:value-type="float">
            <text:p>6600</text:p>
          </table:table-cell>
          <table:table-cell table:formula="of:=[.C10]/[.D7]" office:value-type="float" office:value="66" calcext:value-type="float">
            <text:p>66</text:p>
          </table:table-cell>
          <table:table-cell table:formula="of:=[.D10]/60" office:value-type="float" office:value="1.1" calcext:value-type="float">
            <text:p>1.1</text:p>
          </table:table-cell>
          <table:table-cell table:formula="of:=[.E10]/60" office:value-type="float" office:value="0.0183333333333333" calcext:value-type="float">
            <text:p>0.0183333333</text:p>
          </table:table-cell>
          <table:table-cell table:formula="of:=[.F10]/24" office:value-type="float" office:value="0.000763888888888889" calcext:value-type="float">
            <text:p>0.0007638889</text:p>
          </table:table-cell>
        </table:table-row>
        <table:table-row table:style-name="ro1">
          <table:table-cell table:number-columns-repeated="3"/>
          <table:table-cell office:value-type="float" office:value="3600" calcext:value-type="float">
            <text:p>3600</text:p>
          </table:table-cell>
          <table:table-cell table:formula="of:=[.D11]/60" office:value-type="float" office:value="60" calcext:value-type="float">
            <text:p>60</text:p>
          </table:table-cell>
          <table:table-cell table:formula="of:=[.E11]/60" office:value-type="float" office:value="1" calcext:value-type="float">
            <text:p>1</text:p>
          </table:table-cell>
          <table:table-cell table:formula="of:=[.F11]/24" office:value-type="float" office:value="0.0416666666666667" calcext:value-type="float">
            <text:p>0.0416666667</text:p>
          </table:table-cell>
        </table:table-row>
        <table:table-row table:style-name="ro1">
          <table:table-cell/>
          <table:table-cell office:value-type="string" calcext:value-type="string">
            <text:p>each values lasts seconds</text:p>
          </table:table-cell>
          <table:table-cell table:number-columns-repeated="5"/>
        </table:table-row>
        <table:table-row table:style-name="ro1">
          <table:table-cell/>
          <table:table-cell table:formula="of:=[.D10]/[.C7]"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8:06:04.962712243</meta:creation-date>
    <dc:date>2018-07-05T19:43:46.842477852</dc:date>
    <meta:editing-duration>PT43M24S</meta:editing-duration>
    <meta:editing-cycles>1</meta:editing-cycles>
    <meta:document-statistic meta:table-count="1" meta:cell-count="30" meta:object-count="0"/>
    <meta:generator>LibreOffice/4.2.8.2$Linux_X86_64 LibreOffice_project/420m0$Build-2</meta:generator>
  </office:meta>
</office:document-meta>
</file>